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pac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pack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ck.createDestFile( String defaultExten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pack.setSrcResource( Re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npack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npack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pack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ck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c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ck.setDest(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